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400000064E7457B1DCC23FF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b733" officeooo:paragraph-rsid="000eb7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inux</text:p>
      <text:p text:style-name="P1"/>
      <text:p text:style-name="P1">Linux is a kernel<draw:frame draw:style-name="fr1" draw:name="Image1" text:anchor-type="char" svg:x="1.3272in" svg:y="0.9898in" svg:width="3.6673in" svg:height="3.6673in" draw:z-index="0"><draw:image xlink:href="Pictures/100002010000006400000064E7457B1DCC23FFC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4:01:49.201794945</meta:creation-date>
    <dc:date>2022-03-01T14:03:22.501767067</dc:date>
    <meta:editing-duration>PT1M34S</meta:editing-duration>
    <meta:editing-cycles>1</meta:editing-cycles>
    <meta:document-statistic meta:table-count="0" meta:image-count="1" meta:object-count="0" meta:page-count="1" meta:paragraph-count="2" meta:word-count="5" meta:character-count="22" meta:non-whitespace-character-count="19"/>
    <meta:generator>LibreOffice/6.4.7.2$Linux_X86_64 LibreOffice_project/40$Build-2</meta:generator>
  </office:meta>
</office:document-meta>
</file>